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320000001E09519608AA0BC9C3B.jpg" manifest:media-type="image/jpeg"/>
  <manifest:file-entry manifest:full-path="Pictures/10000201000001BB000001F430A738340DEE3283.png" manifest:media-type="image/png"/>
  <manifest:file-entry manifest:full-path="Pictures/1000020100000149000001F4E2B67164F9DEC174.png" manifest:media-type="image/png"/>
  <manifest:file-entry manifest:full-path="Pictures/100000000000014700000152ACD8580D7B32F38E.jpg" manifest:media-type="image/jpeg"/>
  <manifest:file-entry manifest:full-path="Pictures/10000201000001CA000001F4D38B36D18536168D.png" manifest:media-type="image/png"/>
  <manifest:file-entry manifest:full-path="Pictures/10000201000006BD00000363712134F9A1FA98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antGarde LT Medium" svg:font-family="'AvantGarde LT Medium'" style:font-pitch="variable"/>
    <style:font-face style:name="AvantGarde LT Medium1" svg:font-family="'AvantGarde LT Medium'" style:font-adornments="Regular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" svg:font-family="'Source Han Sans CN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00" draw:textarea-horizontal-align="justify" draw:textarea-vertical-align="middle" draw:auto-grow-height="false" fo:min-height="1.788cm" fo:min-width="2.947cm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2cm" fo:min-width="5.85cm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55cm" fo:min-width="4.05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26" style:family="graphic" style:parent-style-name="standard">
      <style:graphic-properties draw:fill-color="#ffcc00" draw:textarea-horizontal-align="justify" draw:textarea-vertical-align="middle" draw:auto-grow-height="false" fo:min-height="1.614cm" fo:min-width="2.607cm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solid" svg:stroke-width="0.06cm" svg:stroke-color="#cc3300" draw:marker-start-width="0.29cm" draw:marker-end-width="0.29cm" draw:fill-color="#ffffff" draw:textarea-vertical-align="middle" draw:auto-grow-height="false" fo:min-height="19.671cm" fo:min-width="19.607cm" fo:padding-top="0.155cm" fo:padding-bottom="0.155cm" fo:padding-left="0.28cm" fo:padding-right="0.28cm"/>
    </style:style>
    <style:style style:name="gr29" style:family="graphic" style:parent-style-name="objectwithoutfill">
      <style:graphic-properties svg:stroke-width="0.06cm" svg:stroke-color="#0000ff" draw:marker-start-width="0.29cm" draw:marker-end-width="0.29cm" draw:fill="solid" draw:fill-color="#ff6600" draw:textarea-vertical-align="middle" fo:padding-top="0.155cm" fo:padding-bottom="0.155cm" fo:padding-left="0.28cm" fo:padding-right="0.28cm"/>
    </style:style>
    <style:style style:name="gr30" style:family="graphic" style:parent-style-name="objectwithoutfill">
      <style:graphic-properties svg:stroke-width="0.06cm" svg:stroke-color="#66cc00" draw:marker-start-width="0.29cm" draw:marker-end-width="0.29cm" draw:fill="solid" draw:textarea-vertical-align="middle" fo:padding-top="0.155cm" fo:padding-bottom="0.155cm" fo:padding-left="0.28cm" fo:padding-right="0.28cm"/>
    </style:style>
    <style:style style:name="gr31" style:family="graphic" style:parent-style-name="objectwithoutfill">
      <style:graphic-properties svg:stroke-width="0.04cm" svg:stroke-color="#666666" draw:marker-start-width="0.26cm" draw:marker-end-width="0.26cm" draw:fill="solid" draw:textarea-vertical-align="middle" fo:padding-top="0.145cm" fo:padding-bottom="0.145cm" fo:padding-left="0.27cm" fo:padding-right="0.27cm"/>
    </style:style>
    <style:style style:name="gr32" style:family="graphic" style:parent-style-name="objectwithoutfill">
      <style:graphic-properties svg:stroke-width="0.02cm" svg:stroke-color="#666666" draw:marker-start="Arrow" draw:marker-start-width="0.1cm" draw:marker-end="Arrow" draw:marker-end-width="0.1cm" draw:fill="solid" draw:textarea-vertical-align="middle" fo:padding-top="0.135cm" fo:padding-bottom="0.135cm" fo:padding-left="0.26cm" fo:padding-right="0.2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2.964cm"/>
    </style:style>
    <style:style style:name="gr34" style:family="graphic" style:parent-style-name="objectwithoutfill">
      <style:graphic-properties svg:stroke-width="0.03cm" svg:stroke-color="#666666" draw:marker-start-width="0.245cm" draw:marker-end-width="0.245cm" draw:fill="solid" draw:textarea-vertical-align="middle" fo:padding-top="0.14cm" fo:padding-bottom="0.14cm" fo:padding-left="0.265cm" fo:padding-right="0.2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4cm" fo:min-width="4.04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9cm" fo:min-width="2.257cm"/>
    </style:style>
    <style:style style:name="gr3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94cm" fo:min-width="2.347cm"/>
    </style:style>
    <style:style style:name="gr38" style:family="graphic" style:parent-style-name="objectwithoutfill">
      <style:graphic-properties svg:stroke-width="0.1cm" svg:stroke-color="#000000" draw:fill="solid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6.841cm" fo:min-width="4.988cm" fo:padding-top="0.175cm" fo:padding-bottom="0.175cm" fo:padding-left="0.3cm" fo:padding-right="0.3cm"/>
    </style:style>
    <style:style style:name="gr40" style:family="graphic" style:parent-style-name="standard">
      <style:graphic-properties svg:stroke-color="#0000ff" draw:fill-color="#000000" draw:textarea-horizontal-align="justify" draw:textarea-vertical-align="middle" draw:auto-grow-height="false" fo:min-height="0cm" fo:min-width="0cm"/>
    </style:style>
    <style:style style:name="gr41" style:family="graphic" style:parent-style-name="objectwithoutfill">
      <style:graphic-properties svg:stroke-width="0.2cm" svg:stroke-color="#66ff00" draw:fill="solid" draw:textarea-vertical-align="middle" fo:padding-top="0.225cm" fo:padding-bottom="0.225cm" fo:padding-left="0.35cm" fo:padding-right="0.3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0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9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5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4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88cm"/>
    </style:style>
    <style:style style:name="gr47" style:family="graphic" style:parent-style-name="standard">
      <style:graphic-properties draw:stroke="none" svg:stroke-width="0.2cm" svg:stroke-color="#000000" draw:marker-start-width="0.5cm" draw:marker-end-width="0.5cm" draw:fill="none" draw:fill-color="#ffffff" draw:textarea-horizontal-align="left" draw:auto-grow-height="true" draw:auto-grow-width="true" fo:min-height="0.556cm" fo:min-width="1.043cm"/>
    </style:style>
    <style:style style:name="gr48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</style:style>
    <style:style style:name="gr50" style:family="graphic" style:parent-style-name="standard">
      <style:graphic-properties draw:textarea-horizontal-align="justify" draw:textarea-vertical-align="middle" draw:auto-grow-height="false" fo:min-height="2.857cm" fo:min-width="9.48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2" style:family="graphic" style:parent-style-name="objectwithoutfill">
      <style:graphic-properties svg:stroke-width="0.1cm" svg:stroke-color="#ff6600" draw:fill="solid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svg:stroke-color="#0084d1" draw:fill-color="#00ccff" draw:textarea-horizontal-align="justify" draw:textarea-vertical-align="middle" draw:auto-grow-height="false" fo:min-height="1.233cm" fo:min-width="1.744cm"/>
    </style:style>
    <style:style style:name="gr54" style:family="graphic" style:parent-style-name="standard">
      <style:graphic-properties draw:fill-color="#808080" draw:textarea-horizontal-align="justify" draw:textarea-vertical-align="middle" draw:auto-grow-height="false" fo:min-height="1.153cm" fo:min-width="0.643cm"/>
    </style:style>
    <style:style style:name="gr55" style:family="graphic" style:parent-style-name="standard">
      <style:graphic-properties svg:stroke-color="#ff3300" draw:fill-color="#00ccff" draw:textarea-horizontal-align="justify" draw:textarea-vertical-align="middle" draw:auto-grow-height="false" fo:min-height="1.233cm" fo:min-width="1.744cm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loext:graphic-properties draw:fill="solid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ff6600"/>
      <style:paragraph-properties fo:text-align="center"/>
    </style:style>
    <style:style style:name="P15" style:family="paragraph">
      <loext:graphic-properties draw:fill="none" draw:fill-color="#ffffff"/>
      <style:text-properties fo:color="#808080" fo:font-size="13pt" style:font-size-asian="13pt" style:font-size-complex="13pt"/>
    </style:style>
    <style:style style:name="P16" style:family="paragraph">
      <loext:graphic-properties draw:fill="none" draw:fill-color="#ffffff"/>
      <style:text-properties fo:color="#66cc00" style:font-name="Latin Modern Sans Demi Cond" fo:font-size="18pt" style:font-size-asian="18pt" style:font-size-complex="18pt"/>
    </style:style>
    <style:style style:name="P17" style:family="paragraph">
      <loext:graphic-properties draw:fill="none" draw:fill-color="#ffffff"/>
      <style:text-properties fo:color="#3333ff" style:font-name="Latin Modern Sans Demi Cond" fo:font-size="18pt" style:font-size-asian="18pt" style:font-size-complex="18pt"/>
    </style:style>
    <style:style style:name="P18" style:family="paragraph">
      <loext:graphic-properties draw:fill="none" draw:fill-color="#ffffff"/>
      <style:text-properties fo:color="#c9211e" style:font-name="Latin Modern Sans Demi Cond" fo:font-size="18pt" style:font-size-asian="18pt" style:font-size-complex="18pt"/>
    </style:style>
    <style:style style:name="P19" style:family="paragraph">
      <loext:graphic-properties draw:fill-color="#ffffff"/>
      <style:paragraph-properties fo:text-align="center"/>
      <style:text-properties style:font-name="AvantGarde LT Medium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00ccff"/>
      <style:paragraph-properties fo:text-align="center"/>
    </style:style>
    <style:style style:name="P24" style:family="paragraph">
      <loext:graphic-properties draw:fill-color="#808080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808080" fo:font-size="13pt" style:font-size-asian="13pt" style:font-size-complex="13pt"/>
    </style:style>
    <style:style style:name="T4" style:family="text">
      <style:text-properties fo:color="#66cc00" style:font-name="Latin Modern Sans Demi Cond" fo:font-size="18pt" style:font-size-asian="18pt" style:font-size-complex="18pt"/>
    </style:style>
    <style:style style:name="T5" style:family="text">
      <style:text-properties fo:color="#3333ff" style:font-name="Latin Modern Sans Demi Cond" fo:font-size="18pt" style:font-size-asian="18pt" style:font-size-complex="18pt"/>
    </style:style>
    <style:style style:name="T6" style:family="text">
      <style:text-properties fo:color="#c9211e" style:font-name="Latin Modern Sans Demi Cond" fo:font-size="18pt" style:font-size-asian="18pt" style:font-size-complex="18pt"/>
    </style:style>
    <style:style style:name="T7" style:family="text">
      <style:text-properties fo:color="#6600cc" style:font-name="AvantGarde LT Medium1" fo:font-size="14pt" style:font-size-asian="14pt" style:font-size-complex="14pt"/>
    </style:style>
    <style:style style:name="T8" style:family="text">
      <style:text-properties style:font-name="AvantGarde LT Medium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47cm" svg:height="2.038cm" svg:x="5.953cm" svg:y="3.447cm">
          <text:p text:style-name="P1"><text:span text:style-name="T1">Lagesensor</text:span></text:p>
          <text:p text:style-name="P1"><text:span text:style-name="T1">GY-521/MPU-</text:span><text:span text:style-name="T1">605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35cm" svg:height="2.45cm" svg:x="1.801cm" svg:y="6.784cm">
          <text:p text:style-name="P1">Microprozessor</text:p>
          <text:p text:style-name="P1">ESP8266/Wemos D1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.55cm" svg:height="2.8cm" svg:x="1.05cm" svg:y="11.4cm">
          <text:p text:style-name="P1">GUI</text:p>
          <text:p text:style-name="P1">Webbrowser<text:line-break/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draw:line-skew="0.079cm" svg:x1="7.676cm" svg:y1="5.485cm" svg:x2="4.976cm" svg:y2="6.784cm" draw:start-shape="id1" draw:start-glue-point="2" draw:end-shape="id2" draw:end-glue-point="0" svg:d="M7676 5485c0 1093-2700 444-2700 1299" svg:viewBox="0 0 2701 1300">
          <text:p text:style-name="P1"><text:span text:style-name="T2">I2C-IF <text:s/></text:span></text:p>
          <text:p text:style-name="P1"><text:span text:style-name="T2">Acceleration-Daten <text:s text:c="4"/></text:span></text:p>
          <text:p text:style-name="P1"><text:span text:style-name="T2"/></text:p>
        </draw:connector>
        <draw:connector draw:style-name="gr5" draw:text-style-name="P3" draw:layer="layout" draw:type="curve" svg:x1="4.976cm" svg:y1="9.234cm" svg:x2="3.325cm" svg:y2="11.4cm" draw:start-shape="id2" draw:start-glue-point="2" draw:end-shape="id3" draw:end-glue-point="0" svg:d="M4976 9234c0 1624-1651 542-1651 2166" svg:viewBox="0 0 1652 2167">
          <text:p text:style-name="P1"><text:span text:style-name="T2"><text:s text:c="14"/></text:span><text:span text:style-name="T2">WLAN <text:s text:c="21"/></text:span></text:p>
          <text:p text:style-name="P1"><text:span text:style-name="T2">HTTP <text:s text:c="3"/>/ <text:s text:c="2"/>AJAX <text:s text:c="7"/></text:span></text:p>
        </draw:connector>
        <draw:frame draw:style-name="gr6" draw:text-style-name="P4" draw:layer="layout" svg:width="3.052cm" svg:height="3.812cm" svg:x="11.45cm" svg:y="2.082cm">
          <draw:image xlink:href="Pictures/10000201000001BB000001F430A738340DEE3283.png" xlink:type="simple" xlink:show="embed" xlink:actuate="onLoad" loext:mime-type="image/png">
            <text:p/>
          </draw:image>
        </draw:frame>
        <draw:frame draw:style-name="gr6" draw:text-style-name="P4" draw:layer="layout" svg:width="3.048cm" svg:height="3.327cm" svg:x="11.402cm" svg:y="6.374cm">
          <draw:image xlink:href="Pictures/10000201000001CA000001F4D38B36D18536168D.png" xlink:type="simple" xlink:show="embed" xlink:actuate="onLoad" loext:mime-type="image/png">
            <text:p/>
          </draw:image>
        </draw:frame>
        <draw:connector draw:style-name="gr7" draw:text-style-name="P5" draw:layer="layout" draw:type="line" svg:x1="4.35cm" svg:y1="2.004cm" svg:x2="7.858cm" svg:y2="1.784cm" svg:d="M4350 2004l3508-220" svg:viewBox="0 0 3509 221">
          <text:p/>
        </draw:connector>
        <draw:connector draw:style-name="gr7" draw:text-style-name="P5" draw:layer="layout" draw:type="line" svg:x1="8.439cm" svg:y1="8.018cm" svg:x2="11.065cm" svg:y2="8.098cm" svg:d="M8439 8018l2626 80" svg:viewBox="0 0 2627 81">
          <text:p/>
        </draw:connector>
        <draw:connector draw:style-name="gr7" draw:text-style-name="P5" draw:layer="layout" draw:type="line" svg:x1="5.973cm" svg:y1="12.087cm" svg:x2="7.797cm" svg:y2="12.528cm" svg:d="M5973 12087l1824 441" svg:viewBox="0 0 1825 442">
          <text:p/>
        </draw:connector>
        <draw:line draw:style-name="gr7" draw:text-style-name="P5" draw:layer="layout" svg:x1="14.633cm" svg:y1="3.828cm" svg:x2="16cm" svg:y2="4.25cm">
          <text:p/>
        </draw:line>
        <draw:line draw:style-name="gr7" draw:text-style-name="P5" draw:layer="layout" svg:x1="14.8cm" svg:y1="7cm" svg:x2="16.05cm" svg:y2="6.15cm">
          <text:p/>
        </draw:line>
        <draw:g>
          <draw:path draw:style-name="gr8" draw:text-style-name="P6" draw:layer="layout" svg:width="0.566cm" svg:height="0.453cm" svg:x="18.227cm" svg:y="8.414cm" svg:viewBox="0 0 567 454" svg:d="M0 454c247 0 567-130 567-259 0-130-9-195-189-195 0 139-378 268-378 454z">
            <text:p/>
          </draw:path>
          <draw:g>
            <draw:path draw:style-name="gr9" draw:text-style-name="P7" draw:layer="layout" svg:width="1.386cm" svg:height="0.778cm" svg:x="17.219cm" svg:y="8.122cm" svg:viewBox="0 0 1387 779" svg:d="M1387 0c0 0 0 519-1 389 1 228-299 390-692 390s-693-162-694-390c1 1 0-162 0-389 0 227 315 389 694 389 378 0 693-162 693-389z">
              <text:p/>
            </draw:path>
            <draw:path draw:style-name="gr10" draw:text-style-name="P8" draw:layer="layout" svg:width="1.385cm" svg:height="0.777cm" svg:x="17.218cm" svg:y="7.733cm" svg:viewBox="0 0 1386 778" svg:d="M693 0c393 0 693 168 693 389 0 220-300 389-693 389s-693-169-693-389c0-221 300-389 693-389z">
              <text:p/>
            </draw:path>
            <draw:polygon draw:style-name="gr11" draw:text-style-name="P9" draw:layer="layout" svg:width="0.378cm" svg:height="0.194cm" svg:x="17.975cm" svg:y="8.155cm" svg:viewBox="0 0 379 195" draw:points="189,0 126,32 379,162 315,195 63,65 0,97 0,0">
              <text:p/>
            </draw:polygon>
            <draw:polygon draw:style-name="gr12" draw:text-style-name="P9" draw:layer="layout" svg:width="0.377cm" svg:height="0.194cm" svg:x="17.47cm" svg:y="7.895cm" svg:viewBox="0 0 378 195" draw:points="315,130 378,97 378,195 189,195 252,162 0,32 63,0">
              <text:p/>
            </draw:polygon>
            <draw:polygon draw:style-name="gr13" draw:text-style-name="P9" draw:layer="layout" svg:width="0.378cm" svg:height="0.194cm" svg:x="17.47cm" svg:y="8.155cm" svg:viewBox="0 0 379 195" draw:points="63,130 316,0 379,32 126,162 189,195 0,195 0,97">
              <text:p/>
            </draw:polygon>
            <draw:polygon draw:style-name="gr14" draw:text-style-name="P9" draw:layer="layout" svg:width="0.377cm" svg:height="0.194cm" svg:x="17.975cm" svg:y="7.895cm" svg:viewBox="0 0 378 195" draw:points="252,32 189,0 378,0 378,97 315,65 63,195 0,162">
              <text:p/>
            </draw:polygon>
            <draw:path draw:style-name="gr15" draw:text-style-name="P10" draw:layer="layout" svg:width="1.386cm" svg:height="1.166cm" svg:x="17.218cm" svg:y="7.733cm" svg:viewBox="0 0 1387 1167" svg:d="M693 0c393 0 694 169 694 389v389c0 227-315 389-693 389s-694-162-694-389c0 0 1-389 0-389 0-221 300-389 693-389z">
              <text:p/>
            </draw:path>
            <draw:polygon draw:style-name="gr16" draw:text-style-name="P11" draw:layer="layout" svg:width="0.125cm" svg:height="0.745cm" svg:x="17.848cm" svg:y="7.377cm" svg:viewBox="0 0 126 746" draw:points="63,746 63,130 0,65 63,0 126,65 63,130">
              <text:p/>
            </draw:polygon>
            <draw:path draw:style-name="gr17" draw:text-style-name="P12" draw:layer="layout" svg:width="0.094cm" svg:height="0.194cm" svg:x="18.037cm" svg:y="7.345cm" svg:viewBox="0 0 95 195" svg:d="M0 0c126 32 126 162 0 195">
              <text:p/>
            </draw:path>
            <draw:path draw:style-name="gr18" draw:text-style-name="P12" draw:layer="layout" svg:width="0.094cm" svg:height="0.194cm" svg:x="17.691cm" svg:y="7.345cm" svg:viewBox="0 0 95 195" svg:d="M95 0c-127 32-127 162 0 195">
              <text:p/>
            </draw:path>
            <draw:path draw:style-name="gr19" draw:text-style-name="P12" draw:layer="layout" svg:width="0.094cm" svg:height="0.323cm" svg:x="17.565cm" svg:y="7.28cm" svg:viewBox="0 0 95 324" svg:d="M95 0c-127 32-127 292 0 324">
              <text:p/>
            </draw:path>
            <draw:path draw:style-name="gr20" draw:text-style-name="P12" draw:layer="layout" svg:width="0.094cm" svg:height="0.323cm" svg:x="18.164cm" svg:y="7.28cm" svg:viewBox="0 0 95 324" svg:d="M0 0c126 32 126 292 0 324">
              <text:p/>
            </draw:path>
            <draw:path draw:style-name="gr21" draw:text-style-name="P12" draw:layer="layout" svg:width="0.094cm" svg:height="0.453cm" svg:x="17.439cm" svg:y="7.215cm" svg:viewBox="0 0 95 454" svg:d="M95 0c-127 32-127 422 0 454">
              <text:p/>
            </draw:path>
            <draw:path draw:style-name="gr22" draw:text-style-name="P12" draw:layer="layout" svg:width="0.092cm" svg:height="0.453cm" svg:x="18.29cm" svg:y="7.215cm" svg:viewBox="0 0 93 454" svg:d="M0 0c126 32 121 414 0 454">
              <text:p/>
            </draw:path>
            <draw:path draw:style-name="gr23" draw:text-style-name="P12" draw:layer="layout" svg:width="0.094cm" svg:height="0.583cm" svg:x="17.313cm" svg:y="7.15cm" svg:viewBox="0 0 95 584" svg:d="M95 0c-127 32-127 551 0 584">
              <text:p/>
            </draw:path>
            <draw:path draw:style-name="gr24" draw:text-style-name="P12" draw:layer="layout" svg:width="0.094cm" svg:height="0.583cm" svg:x="18.416cm" svg:y="7.15cm" svg:viewBox="0 0 95 584" svg:d="M0 0c126 32 126 551 0 584">
              <text:p/>
            </draw:path>
          </draw:g>
        </draw:g>
        <draw:connector draw:style-name="gr25" draw:text-style-name="P5" draw:layer="layout" draw:type="line" svg:x1="17.765cm" svg:y1="9.005cm" svg:x2="17.387cm" svg:y2="10.167cm" svg:d="M17765 9005l-378 1162" svg:viewBox="0 0 379 1163">
          <text:p/>
        </draw:connector>
        <draw:frame draw:style-name="gr6" draw:text-style-name="P4" draw:layer="layout" svg:width="3.868cm" svg:height="5.879cm" svg:x="16.035cm" svg:y="0.367cm">
          <draw:image xlink:href="Pictures/1000020100000149000001F4E2B67164F9DEC174.png" xlink:type="simple" xlink:show="embed" xlink:actuate="onLoad" loext:mime-type="image/png">
            <text:p/>
          </draw:image>
        </draw:frame>
        <draw:connector draw:style-name="gr25" draw:text-style-name="P5" draw:layer="layout" draw:type="line" svg:x1="17.842cm" svg:y1="5.599cm" svg:x2="17.912cm" svg:y2="7.215cm" svg:d="M17842 5599l70 1616" svg:viewBox="0 0 71 1617">
          <text:p/>
        </draw:connector>
        <draw:custom-shape draw:style-name="gr26" draw:text-style-name="P2" xml:id="id4" draw:id="id4" draw:layer="layout" svg:width="3.107cm" svg:height="1.864cm" svg:x="1.022cm" svg:y="1.162cm">
          <text:p text:style-name="P1"><text:span text:style-name="T1">RC-Servo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.801cm" svg:y1="8.009cm" svg:x2="2.575cm" svg:y2="3.026cm" draw:start-shape="id2" draw:start-glue-point="3" draw:end-shape="id4" draw:end-glue-point="2" svg:d="M1801 8009c-751 0-626-1552-245-2094s1019-71 1019-2889" svg:viewBox="0 0 1323 4984">
          <text:p text:style-name="P1"><text:span text:style-name="T2">PWM-Impuls</text:span></text:p>
          <text:p text:style-name="P1"><text:span text:style-name="T2"><text:s text:c="10"/></text:span></text:p>
        </draw:connector>
        <draw:connector draw:style-name="gr7" draw:text-style-name="P5" draw:layer="layout" draw:type="line" svg:x1="9.705cm" svg:y1="4.378cm" svg:x2="11.145cm" svg:y2="4.329cm" svg:d="M9705 4378l1440-49" svg:viewBox="0 0 1441 50">
          <text:p/>
        </draw:connector>
        <draw:frame draw:style-name="gr27" draw:text-style-name="P1" draw:layer="layout" svg:width="2.432cm" svg:height="2.514cm" svg:x="8.143cm" svg:y="0.4cm">
          <draw:image xlink:href="Pictures/100000000000014700000152ACD8580D7B32F38E.jpg" xlink:type="simple" xlink:show="embed" xlink:actuate="onLoad" loext:mime-type="image/jpeg">
            <text:p/>
          </draw:image>
        </draw:frame>
        <draw:frame draw:style-name="gr27" draw:text-style-name="P1" draw:layer="layout" svg:width="12.672cm" svg:height="6.368cm" svg:x="8.028cm" svg:y="10.844cm">
          <draw:image xlink:href="Pictures/10000201000006BD00000363712134F9A1FA98C4.png" xlink:type="simple" xlink:show="embed" xlink:actuate="onLoad" loext:mime-type="image/png">
            <text:p/>
          </draw:image>
        </draw:frame>
        <draw:frame draw:style-name="gr27" draw:text-style-name="P1" draw:layer="layout" svg:width="8.929cm" svg:height="5.357cm" svg:x="0.523cm" svg:y="15.234cm">
          <draw:image xlink:href="Pictures/1000000000000320000001E09519608AA0BC9C3B.jpg" xlink:type="simple" xlink:show="embed" xlink:actuate="onLoad" loext:mime-type="image/jpeg">
            <text:p/>
          </draw:image>
        </draw:frame>
      </draw:page>
      <draw:page draw:name="page2" draw:style-name="dp1" draw:master-page-name="Default">
        <draw:custom-shape draw:style-name="gr28" draw:text-style-name="P13" draw:layer="layout" svg:width="20.127cm" svg:height="19.941cm" svg:x="-4.706cm" svg:y="3.6cm">
          <text:p/>
          <draw:enhanced-geometry draw:mirror-horizontal="false" draw:mirror-vertical="false" draw:glue-point-type="segments" draw:type="mso-spt100" draw:modifiers="-0.0217637165913873 -49.047750155815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9" draw:text-style-name="P14" draw:layer="layout" svg:x1="11.982cm" svg:y1="6.029cm" svg:x2="15.432cm" svg:y2="13.566cm">
          <text:p/>
        </draw:line>
        <draw:line draw:style-name="gr30" draw:text-style-name="P5" draw:layer="layout" svg:x1="11.982cm" svg:y1="6.029cm" svg:x2="12.057cm" svg:y2="13.55cm">
          <text:p/>
        </draw:line>
        <draw:line draw:style-name="gr31" draw:text-style-name="P5" xml:id="id5" draw:id="id5" draw:layer="layout" svg:x1="5.385cm" svg:y1="13.583cm" svg:x2="5.373cm" svg:y2="14.342cm">
          <text:p/>
        </draw:line>
        <draw:line draw:style-name="gr31" draw:text-style-name="P5" xml:id="id6" draw:id="id6" draw:layer="layout" svg:x1="15.432cm" svg:y1="13.566cm" svg:x2="15.406cm" svg:y2="14.323cm">
          <text:p/>
        </draw:line>
        <draw:connector draw:style-name="gr32" draw:text-style-name="P5" draw:layer="layout" draw:type="curve" svg:x1="5.385cm" svg:y1="13.962cm" svg:x2="15.406cm" svg:y2="13.944cm" draw:start-shape="id5" draw:start-glue-point="1" draw:end-shape="id6" svg:d="M5385 13962c7516 0 2506-18 10021-18" svg:viewBox="0 0 10022 19">
          <text:p/>
        </draw:connector>
        <draw:frame draw:style-name="gr33" draw:text-style-name="P15" draw:layer="layout" svg:width="2.895cm" svg:height="1.275cm" svg:x="9.223cm" svg:y="13.831cm">
          <draw:text-box>
            <text:p><text:span text:style-name="T3">Rudertiefe</text:span></text:p>
          </draw:text-box>
        </draw:frame>
        <draw:line draw:style-name="gr34" draw:text-style-name="P5" draw:layer="layout" svg:x1="11.845cm" svg:y1="7.164cm" svg:x2="9.749cm" svg:y2="6.146cm">
          <text:p/>
        </draw:line>
        <draw:frame draw:style-name="gr35" draw:text-style-name="P16" draw:layer="layout" svg:width="6.387cm" svg:height="1.144cm" svg:x="5.455cm" svg:y="5.075cm">
          <draw:text-box>
            <text:p><text:span text:style-name="T4">senkrechter Abstand</text:span></text:p>
          </draw:text-box>
        </draw:frame>
        <draw:frame draw:style-name="gr36" draw:text-style-name="P17" draw:layer="layout" svg:width="3.2cm" svg:height="1.229cm" svg:x="5.673cm" svg:y="7.173cm">
          <draw:text-box>
            <text:p><text:span text:style-name="T5">Kreissehne</text:span></text:p>
          </draw:text-box>
        </draw:frame>
        <draw:frame draw:style-name="gr37" draw:text-style-name="P18" draw:layer="layout" svg:width="3.615cm" svg:height="1.144cm" svg:x="11.535cm" svg:y="4.336cm">
          <draw:text-box>
            <text:p><text:span text:style-name="T6">Kreisbogen</text:span></text:p>
          </draw:text-box>
        </draw:frame>
        <draw:line draw:style-name="gr34" draw:text-style-name="P5" draw:layer="layout" svg:x1="13.005cm" svg:y1="8.772cm" svg:x2="8.792cm" svg:y2="7.917cm">
          <text:p/>
        </draw:line>
        <draw:line draw:style-name="gr34" draw:text-style-name="P5" draw:layer="layout" svg:x1="13.27cm" svg:y1="6.818cm" svg:x2="14.145cm" svg:y2="5.413cm">
          <text:p/>
        </draw:line>
      </draw:page>
      <draw:page draw:name="page3" draw:style-name="dp1" draw:master-page-name="Default">
        <draw:line draw:style-name="gr38" draw:text-style-name="P5" draw:layer="layout" svg:x1="5.372cm" svg:y1="14.161cm" svg:x2="1.724cm" svg:y2="14.163cm">
          <text:p/>
        </draw:line>
        <draw:custom-shape draw:style-name="gr39" draw:text-style-name="P19" draw:layer="layout" svg:width="5.588cm" svg:height="7.191cm" svg:x="1.785cm" svg:y="3.192cm">
          <text:p text:style-name="P1"><text:span text:style-name="T7">Wemos D1/</text:span></text:p>
          <text:p text:style-name="P1"><text:span text:style-name="T7">ESP 8266</text:span></text:p>
          <text:p text:style-name="P1"><text:span text:style-name="T7"/></text:p>
          <text:p text:style-name="P1"><text:span text:style-name="T8"/></text:p>
          <text:p text:style-name="P1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0" draw:layer="layout" svg:width="0.339cm" svg:height="0.339cm" svg:x="6.678cm" svg:y="4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draw:layer="layout" svg:width="0.339cm" svg:height="0.339cm" svg:x="6.678cm" svg:y="4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draw:layer="layout" svg:width="0.339cm" svg:height="0.339cm" svg:x="6.678cm" svg:y="5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draw:layer="layout" svg:width="0.339cm" svg:height="0.339cm" svg:x="6.678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draw:layer="layout" svg:width="0.339cm" svg:height="0.339cm" svg:x="6.678cm" svg:y="6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draw:layer="layout" svg:width="0.339cm" svg:height="0.339cm" svg:x="6.678cm" svg:y="7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draw:layer="layout" svg:width="0.339cm" svg:height="0.339cm" svg:x="6.678cm" svg:y="7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draw:layer="layout" svg:width="0.339cm" svg:height="0.339cm" svg:x="6.678cm" svg:y="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draw:layer="layout" svg:width="0.339cm" svg:height="0.339cm" svg:x="2.277cm" svg:y="4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draw:layer="layout" svg:width="0.339cm" svg:height="0.339cm" svg:x="2.277cm" svg:y="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draw:layer="layout" svg:width="0.339cm" svg:height="0.339cm" svg:x="2.277cm" svg:y="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draw:layer="layout" svg:width="0.339cm" svg:height="0.339cm" svg:x="2.277cm" svg:y="6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draw:layer="layout" svg:width="0.339cm" svg:height="0.339cm" svg:x="2.277cm" svg:y="6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5" draw:layer="layout" svg:x1="1.283cm" svg:y1="7.537cm" svg:x2="2.406cm" svg:y2="7.537cm">
          <text:p/>
        </draw:line>
        <draw:custom-shape draw:style-name="gr40" draw:text-style-name="P20" draw:layer="layout" svg:width="0.339cm" svg:height="0.339cm" svg:x="2.277cm" svg:y="7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draw:layer="layout" svg:width="0.339cm" svg:height="0.339cm" svg:x="2.277cm" svg:y="7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draw:layer="layout" svg:width="0.339cm" svg:height="0.339cm" svg:x="2.277cm" svg:y="8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21" draw:layer="layout" svg:width="1.107cm" svg:height="0.806cm" svg:x="5.49cm" svg:y="8.438cm">
          <draw:text-box>
            <text:p><text:span text:style-name="T9">5</text:span><text:span text:style-name="T9">V</text:span></text:p>
          </draw:text-box>
        </draw:frame>
        <draw:frame draw:style-name="gr43" draw:text-style-name="P21" draw:layer="layout" svg:width="1.598cm" svg:height="0.806cm" svg:x="4.991cm" svg:y="7.738cm">
          <draw:text-box>
            <text:p><text:span text:style-name="T9">GND</text:span></text:p>
          </draw:text-box>
        </draw:frame>
        <draw:frame draw:style-name="gr44" draw:text-style-name="P21" draw:layer="layout" svg:width="1.552cm" svg:height="0.806cm" svg:x="4.991cm" svg:y="7.138cm">
          <draw:text-box>
            <text:p><text:span text:style-name="T9"><text:s text:c="3"/></text:span><text:span text:style-name="T9">D4</text:span></text:p>
          </draw:text-box>
        </draw:frame>
        <draw:frame draw:style-name="gr44" draw:text-style-name="P21" draw:layer="layout" svg:width="1.552cm" svg:height="0.806cm" svg:x="4.991cm" svg:y="6.538cm">
          <draw:text-box>
            <text:p><text:span text:style-name="T9"><text:s text:c="3"/></text:span><text:span text:style-name="T9">D3</text:span></text:p>
          </draw:text-box>
        </draw:frame>
        <draw:custom-shape draw:style-name="gr39" draw:text-style-name="P19" draw:layer="layout" svg:width="5.588cm" svg:height="7.191cm" svg:x="10.385cm" svg:y="3.192cm">
          <text:p text:style-name="P1"><text:span text:style-name="T7">GY-521/</text:span><text:span text:style-name="T7"><text:line-break/></text:span><text:span text:style-name="T7">MPU-6050</text:span></text:p>
          <text:p text:style-name="P1"><text:span text:style-name="T7"/></text:p>
          <text:p text:style-name="P1"><text:span text:style-name="T8"/></text:p>
          <text:p text:style-name="P1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0" draw:layer="layout" svg:width="0.339cm" svg:height="0.339cm" svg:x="10.977cm" svg:y="4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draw:layer="layout" svg:width="0.339cm" svg:height="0.339cm" svg:x="10.977cm" svg:y="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draw:layer="layout" svg:width="0.339cm" svg:height="0.339cm" svg:x="10.977cm" svg:y="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draw:layer="layout" svg:width="0.339cm" svg:height="0.339cm" svg:x="10.977cm" svg:y="6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draw:layer="layout" svg:width="0.339cm" svg:height="0.339cm" svg:x="10.977cm" svg:y="6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draw:layer="layout" svg:width="0.339cm" svg:height="0.339cm" svg:x="10.977cm" svg:y="7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draw:layer="layout" svg:width="0.339cm" svg:height="0.339cm" svg:x="10.977cm" svg:y="7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draw:layer="layout" svg:width="0.339cm" svg:height="0.339cm" svg:x="10.977cm" svg:y="8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1" draw:layer="layout" svg:width="1.543cm" svg:height="0.806cm" svg:x="11.544cm" svg:y="8.448cm">
          <draw:text-box>
            <text:p><text:span text:style-name="T9">VCC</text:span></text:p>
          </draw:text-box>
        </draw:frame>
        <draw:frame draw:style-name="gr43" draw:text-style-name="P21" draw:layer="layout" svg:width="1.598cm" svg:height="0.806cm" svg:x="11.491cm" svg:y="7.738cm">
          <draw:text-box>
            <text:p><text:span text:style-name="T9">GND</text:span></text:p>
          </draw:text-box>
        </draw:frame>
        <draw:frame draw:style-name="gr46" draw:text-style-name="P21" draw:layer="layout" svg:width="1.488cm" svg:height="0.806cm" svg:x="11.491cm" svg:y="7.138cm">
          <draw:text-box>
            <text:p><text:span text:style-name="T9">SCL</text:span></text:p>
          </draw:text-box>
        </draw:frame>
        <draw:frame draw:style-name="gr47" draw:text-style-name="P21" draw:layer="layout" svg:width="1.543cm" svg:height="0.806cm" svg:x="11.491cm" svg:y="6.538cm">
          <draw:text-box>
            <text:p><text:span text:style-name="T9">SDA</text:span></text:p>
          </draw:text-box>
        </draw:frame>
        <draw:line draw:style-name="gr48" draw:text-style-name="P5" draw:layer="layout" svg:x1="6.911cm" svg:y1="6.911cm" svg:x2="11.102cm" svg:y2="6.911cm">
          <text:p/>
        </draw:line>
        <draw:line draw:style-name="gr48" draw:text-style-name="P5" draw:layer="layout" svg:x1="6.912cm" svg:y1="7.511cm" svg:x2="11.103cm" svg:y2="7.511cm">
          <text:p/>
        </draw:line>
        <draw:line draw:style-name="gr48" draw:text-style-name="P5" draw:layer="layout" svg:x1="6.913cm" svg:y1="8.111cm" svg:x2="11.104cm" svg:y2="8.111cm">
          <text:p/>
        </draw:line>
        <draw:line draw:style-name="gr48" draw:text-style-name="P5" draw:layer="layout" svg:x1="6.914cm" svg:y1="8.811cm" svg:x2="11.105cm" svg:y2="8.811cm">
          <text:p/>
        </draw:line>
        <draw:frame draw:style-name="gr49" draw:text-style-name="P21" draw:layer="layout" svg:width="1.133cm" svg:height="0.806cm" svg:x="2.548cm" svg:y="7.17cm">
          <draw:text-box>
            <text:p><text:span text:style-name="T9">D7</text:span></text:p>
          </draw:text-box>
        </draw:frame>
        <draw:custom-shape draw:style-name="gr50" draw:text-style-name="P1" draw:layer="layout" svg:width="9.982cm" svg:height="3.107cm" svg:x="9.08cm" svg:y="14.552cm">
          <text:p text:style-name="P1">Power-Bank</text:p>
          <draw:enhanced-geometry svg:viewBox="0 0 21600 21600" draw:type="rectangle" draw:enhanced-path="M 0 0 L 21600 0 21600 21600 0 21600 0 0 Z N"/>
        </draw:custom-shape>
        <draw:frame draw:style-name="gr51" draw:text-style-name="P22" draw:layer="layout" svg:width="2.542cm" svg:height="1.673cm" svg:x="1.986cm" svg:y="16.878cm">
          <draw:text-box>
            <text:p>Servo-</text:p>
            <text:p>buchse</text:p>
          </draw:text-box>
        </draw:frame>
        <draw:line draw:style-name="gr38" draw:text-style-name="P5" draw:layer="layout" svg:x1="5.372cm" svg:y1="10.744cm" svg:x2="5.372cm" svg:y2="14.191cm">
          <text:p/>
        </draw:line>
        <draw:line draw:style-name="gr38" draw:text-style-name="P5" draw:layer="layout" svg:x1="1.773cm" svg:y1="17.114cm" svg:x2="1.773cm" svg:y2="14.131cm">
          <text:p/>
        </draw:line>
        <draw:line draw:style-name="gr38" draw:text-style-name="P5" draw:layer="layout" svg:x1="8.495cm" svg:y1="16.31cm" svg:x2="5.372cm" svg:y2="14.191cm">
          <text:p/>
        </draw:line>
        <draw:line draw:style-name="gr52" draw:text-style-name="P5" draw:layer="layout" svg:x1="4.923cm" svg:y1="10.536cm" svg:x2="4.917cm" svg:y2="14.452cm">
          <text:p/>
        </draw:line>
        <draw:line draw:style-name="gr52" draw:text-style-name="P5" draw:layer="layout" svg:x1="1.512cm" svg:y1="13.819cm" svg:x2="4.912cm" svg:y2="13.82cm">
          <text:p/>
        </draw:line>
        <draw:line draw:style-name="gr52" draw:text-style-name="P5" draw:layer="layout" svg:x1="1.514cm" svg:y1="17.114cm" svg:x2="1.517cm" svg:y2="13.768cm">
          <text:p/>
        </draw:line>
        <draw:line draw:style-name="gr52" draw:text-style-name="P5" draw:layer="layout" svg:x1="8.495cm" svg:y1="16.688cm" svg:x2="4.891cm" svg:y2="14.432cm">
          <text:p/>
        </draw:line>
        <draw:line draw:style-name="gr41" draw:text-style-name="P5" draw:layer="layout" svg:x1="1.213cm" svg:y1="17.118cm" svg:x2="1.213cm" svg:y2="7.435cm">
          <text:p/>
        </draw:line>
        <draw:custom-shape draw:style-name="gr53" draw:text-style-name="P23" draw:layer="layout" svg:width="2.244cm" svg:height="1.483cm" svg:x="8.36cm" svg:y="15.595cm">
          <text:p text:style-name="P1"><text:line-break/>USB</text:p>
          <draw:enhanced-geometry svg:viewBox="0 0 21600 21600" draw:type="rectangle" draw:enhanced-path="M 0 0 L 21600 0 21600 21600 0 21600 0 0 Z N"/>
        </draw:custom-shape>
        <draw:custom-shape draw:style-name="gr54" draw:text-style-name="P24" draw:layer="layout" svg:width="1.143cm" svg:height="1.403cm" svg:x="0.882cm" svg:y="16.89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2.244cm" svg:height="1.483cm" svg:x="3.529cm" svg:y="9.281cm">
          <text:p text:style-name="P1">Micro-<text:line-break/>USB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antGarde LT Medium" svg:font-family="'AvantGarde LT Medium'" style:font-pitch="variable"/>
    <style:font-face style:name="AvantGarde LT Medium1" svg:font-family="'AvantGarde LT Medium'" style:font-adornments="Regular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" svg:font-family="'Source Han Sans CN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cm" fo:margin-bottom="0.3cm" fo:margin-left="0.3cm" fo:margin-right="0.3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9T22:43:05.098357802</meta:creation-date>
    <dc:date>2019-12-24T17:50:23.438036026</dc:date>
    <meta:editing-duration>P1DT16H6M32S</meta:editing-duration>
    <meta:editing-cycles>15</meta:editing-cycles>
    <meta:generator>LibreOffice/6.2.8.2$Linux_X86_64 LibreOffice_project/20$Build-2</meta:generator>
    <meta:document-statistic meta:object-count="107"/>
  </office:meta>
</office:document-meta>
</file>